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3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table:number-columns-repeated="2"/>
          <table:table-cell table:formula="of:=SUM([.B2:.F2])" office:value-type="float" office:value="12900">
            <text:p>12900</text:p>
          </table:table-cell>
          <table:table-cell table:style-name="ce8" table:formula="of:=SUM([.B19:.F19])" office:value-type="float" office:value="820.833333333333">
            <text:p>820.8333333333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820.833333333333">
            <text:p>820.8333333333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20.833333333333">
            <text:p>820.833333333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820.833333333333">
            <text:p>820.8333333333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820.833333333333">
            <text:p>820.8333333333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820.833333333333">
            <text:p>820.8333333333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820.833333333333">
            <text:p>820.83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820.833333333333">
            <text:p>820.8333333333</text:p>
          </table:table-cell>
          <table:table-cell office:value-type="string">
            <text:p>Հրաչ</text:p>
          </table:table-cell>
          <table:table-cell office:value-type="float" office:value="5250">
            <text:p>525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820.833333333333">
            <text:p>820.8333333333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587.5">
            <text:p>587.5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820.833333333333">
            <text:p>820.8333333333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table:style-name="Default"/>
          <table:table-cell table:style-name="Default" table:formula="of:=SUM([.B19:.F19])" office:value-type="float" office:value="820.833333333333">
            <text:p>820.833333333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820.833333333333">
            <text:p>820.8333333333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formula="of:=[.C2]/15" office:value-type="float" office:value="233.333333333333">
            <text:p>233.3333333333</text:p>
          </table:table-cell>
          <table:table-cell table:formula="of:=[.D2]/16" office:value-type="float" office:value="300">
            <text:p>300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7/08/2015</text:date>, <text:time>11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8T11:20:52</dc:date>
    <meta:editing-duration>PT12H45M4S</meta:editing-duration>
    <meta:editing-cycles>528</meta:editing-cycles>
    <meta:generator>OpenOffice/4.1.1$Unix OpenOffice.org_project/411m6$Build-9775</meta:generator>
    <dc:creator>employee employee</dc:creator>
    <meta:document-statistic meta:table-count="5" meta:cell-count="1137" meta:object-count="0"/>
  </office:meta>
</office:document-meta>
</file>